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spectDataStore.parameterize( Parameters p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spectDataStore.setAspectData( Aspectalizable owner , String aspectName , Object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